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118"/>
    <style:style style:name="ce5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_adc</text:p>
          </table:table-cell>
          <table:table-cell table:style-name="ce1" office:value-type="float" office:value="6000" calcext:value-type="float">
            <text:p>6,00E+03</text:p>
          </table:table-cell>
          <table:table-cell/>
          <table:table-cell office:value-type="string" calcext:value-type="string">
            <text:p>R_in</text:p>
          </table:table-cell>
          <table:table-cell table:style-name="ce5" table:formula="of:=98.8+50" office:value-type="float" office:value="148.8" calcext:value-type="float">
            <text:p>1,488E+02</text:p>
          </table:table-cell>
        </table:table-row>
        <table:table-row table:style-name="ro1">
          <table:table-cell office:value-type="string" calcext:value-type="string">
            <text:p>C_adc</text:p>
          </table:table-cell>
          <table:table-cell table:style-name="ce1" office:value-type="float" office:value="0.000000000007" calcext:value-type="float">
            <text:p>7,00E-12</text:p>
          </table:table-cell>
          <table:table-cell/>
          <table:table-cell office:value-type="string" calcext:value-type="string">
            <text:p>C_in</text:p>
          </table:table-cell>
          <table:table-cell table:style-name="ce5" office:value-type="float" office:value="0.000000000478" calcext:value-type="float">
            <text:p>4,780E-10</text:p>
          </table:table-cell>
        </table:table-row>
        <table:table-row table:style-name="ro1">
          <table:table-cell office:value-type="string" calcext:value-type="string">
            <text:p>f_adc</text:p>
          </table:table-cell>
          <table:table-cell table:style-name="ce1" table:formula="of:=96000000/[.B5]" office:value-type="float" office:value="12000000" calcext:value-type="float">
            <text:p>1,20E+07</text:p>
          </table:table-cell>
          <table:table-cell/>
          <table:table-cell office:value-type="string" calcext:value-type="string">
            <text:p>f_in</text:p>
          </table:table-cell>
          <table:table-cell table:style-name="ce1" office:value-type="float" office:value="24000" calcext:value-type="float">
            <text:p>2,40E+04</text:p>
          </table:table-cell>
        </table:table-row>
        <table:table-row table:style-name="ro1">
          <table:table-cell office:value-type="string" calcext:value-type="string">
            <text:p>n_adc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d_ad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_c</text:p>
          </table:table-cell>
          <table:table-cell table:style-name="ce1" table:formula="of:=1/([.E1]*[.E2])" office:value-type="float" office:value="14059477.2123993" calcext:value-type="float">
            <text:p>1,41E+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_f</text:p>
          </table:table-cell>
          <table:table-cell table:style-name="ce1" table:formula="of:=1/SQRT(1+(([.E3]^2)/([.E5]^2)))" office:value-type="float" office:value="0.999998543021329" calcext:value-type="float">
            <text:p>1,00E+00</text:p>
          </table:table-cell>
        </table:table-row>
        <table:table-row table:style-name="ro1">
          <table:table-cell office:value-type="string" calcext:value-type="string">
            <text:p>R_max</text:p>
          </table:table-cell>
          <table:table-cell table:style-name="ce1" table:formula="of:=([.B4]-0.5)/([.B3]*[.B2]*LN(2^(12+2)))-[.B1]" office:value-type="float" office:value="170043.144870379" calcext:value-type="float">
            <text:p>1,70E+05</text:p>
          </table:table-cell>
          <table:table-cell/>
          <table:table-cell office:value-type="string" calcext:value-type="string">
            <text:p>K_f</text:p>
          </table:table-cell>
          <table:table-cell table:style-name="ce1" table:formula="of:=ATAN(-[.E3]/[.E5])" office:value-type="float" office:value="-0.00170703194192491" calcext:value-type="float">
            <text:p>-1,71E-03</text:p>
          </table:table-cell>
        </table:table-row>
        <table:table-row table:style-name="ro1">
          <table:table-cell office:value-type="string" calcext:value-type="string">
            <text:p>T_sam</text:p>
          </table:table-cell>
          <table:table-cell table:style-name="ce1" table:formula="of:=[.B4]/[.B3]" office:value-type="float" office:value="0.000012" calcext:value-type="float">
            <text:p>1,2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adc</text:p>
          </table:table-cell>
          <table:table-cell table:style-name="ce1" table:formula="of:=(15+[.B4])/[.B3]" office:value-type="float" office:value="0.00001325" calcext:value-type="float">
            <text:p>1,33E-05</text:p>
          </table:table-cell>
          <table:table-cell/>
          <table:table-cell office:value-type="string" calcext:value-type="string">
            <text:p>T_trigg</text:p>
          </table:table-cell>
          <table:table-cell office:value-type="string" calcext:value-type="string">
            <text:p>5 mikro s</text:p>
          </table:table-cell>
        </table:table-row>
        <table:table-row table:style-name="ro1">
          <table:table-cell office:value-type="string" calcext:value-type="string">
            <text:p>f_max</text:p>
          </table:table-cell>
          <table:table-cell table:style-name="ce3" table:formula="of:=(1/[.B9])/1000" office:value-type="float" office:value="75.4716981132076" calcext:value-type="float">
            <text:p>75,5</text:p>
          </table:table-cell>
          <table:table-cell/>
          <table:table-cell office:value-type="string" calcext:value-type="string">
            <text:p>T_sam</text:p>
          </table:table-cell>
          <table:table-cell office:value-type="string" calcext:value-type="string">
            <text:p>13,33 micro s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" number:min-decimal-places="1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6-14T23:38:10.005852192</meta:creation-date>
    <dc:date>2023-06-22T15:27:40.837801022</dc:date>
    <meta:editing-duration>PT7H10M25S</meta:editing-duration>
    <meta:editing-cycles>8</meta:editing-cycles>
    <meta:generator>LibreOffice/7.4.5.1$Linux_X86_64 LibreOffice_project/40$Build-1</meta:generator>
    <dc:creator>Łukasz Dróżdż</dc:creator>
    <meta:document-statistic meta:table-count="1" meta:cell-count="34" meta:object-count="0"/>
  </office:meta>
</office:document-meta>
</file>